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e32d" officeooo:paragraph-rsid="0013e32d"/>
    </style:style>
    <style:style style:name="P2" style:family="paragraph" style:parent-style-name="Standard">
      <style:paragraph-properties fo:text-align="center" style:justify-single-word="false"/>
      <style:text-properties officeooo:rsid="0013e32d" officeooo:paragraph-rsid="0013e32d"/>
    </style:style>
    <style:style style:name="P3" style:family="paragraph" style:parent-style-name="Standard">
      <style:paragraph-properties fo:text-align="start" style:justify-single-word="false"/>
      <style:text-properties officeooo:rsid="0013e32d" officeooo:paragraph-rsid="0013e32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start" style:justify-single-word="false"/>
      <style:text-properties officeooo:rsid="0013e32d" officeooo:paragraph-rsid="0013e32d"/>
    </style:style>
    <style:style style:name="P7" style:family="paragraph" style:parent-style-name="Text_20_body">
      <style:text-properties officeooo:rsid="0013e32d" officeooo:paragraph-rsid="0013e32d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2">
      <style:text-properties officeooo:paragraph-rsid="0013e32d"/>
    </style:style>
    <style:style style:name="P10" style:family="paragraph" style:parent-style-name="Text_20_body">
      <style:text-properties officeooo:paragraph-rsid="0013e32d"/>
    </style:style>
    <style:style style:name="P11" style:family="paragraph" style:parent-style-name="Text_20_body" style:list-style-name="L8">
      <style:paragraph-properties fo:margin-top="0in" fo:margin-bottom="0in" style:contextual-spacing="false"/>
    </style:style>
    <style:style style:name="P12" style:family="paragraph" style:parent-style-name="Text_20_body" style:list-style-name="L8">
      <style:text-properties officeooo:paragraph-rsid="0013e32d"/>
    </style:style>
    <style:style style:name="P13" style:family="paragraph" style:parent-style-name="Text_20_body" style:list-style-name="L18"/>
    <style:style style:name="P14" style:family="paragraph" style:parent-style-name="Text_20_body" style:list-style-name="L18">
      <style:paragraph-properties fo:margin-top="0in" fo:margin-bottom="0in" style:contextual-spacing="false"/>
    </style:style>
    <style:style style:name="P15" style:family="paragraph" style:parent-style-name="Text_20_body" style:list-style-name="L20"/>
    <style:style style:name="P16" style:family="paragraph" style:parent-style-name="Text_20_body" style:list-style-name="L20">
      <style:paragraph-properties fo:margin-top="0in" fo:margin-bottom="0in" style:contextual-spacing="false"/>
    </style:style>
    <style:style style:name="P17" style:family="paragraph" style:parent-style-name="Text_20_body" style:list-style-name="L21"/>
    <style:style style:name="P18" style:family="paragraph" style:parent-style-name="Text_20_body" style:list-style-name="L21">
      <style:paragraph-properties fo:margin-top="0in" fo:margin-bottom="0in" style:contextual-spacing="false"/>
    </style:style>
    <style:style style:name="P19" style:family="paragraph" style:parent-style-name="Text_20_body" style:list-style-name="L23"/>
    <style:style style:name="P20" style:family="paragraph" style:parent-style-name="Text_20_body" style:list-style-name="L23">
      <style:paragraph-properties fo:margin-top="0in" fo:margin-bottom="0in" style:contextual-spacing="false"/>
    </style:style>
    <style:style style:name="P21" style:family="paragraph" style:parent-style-name="Text_20_body" style:list-style-name="L24"/>
    <style:style style:name="P22" style:family="paragraph" style:parent-style-name="Text_20_body" style:list-style-name="L24">
      <style:paragraph-properties fo:margin-top="0in" fo:margin-bottom="0in" style:contextual-spacing="false"/>
    </style:style>
    <style:style style:name="P23" style:family="paragraph" style:parent-style-name="Text_20_body">
      <style:text-properties officeooo:rsid="001541d0" officeooo:paragraph-rsid="001541d0"/>
    </style:style>
    <style:style style:name="P24" style:family="paragraph" style:parent-style-name="Text_20_body" style:list-style-name="L26">
      <style:paragraph-properties fo:margin-top="0in" fo:margin-bottom="0in" style:contextual-spacing="false"/>
    </style:style>
    <style:style style:name="P25" style:family="paragraph" style:parent-style-name="Text_20_body" style:list-style-name="L26">
      <style:text-properties officeooo:paragraph-rsid="001541d0"/>
    </style:style>
    <style:style style:name="P26" style:family="paragraph" style:parent-style-name="Text_20_body" style:list-style-name="L31"/>
    <style:style style:name="P27" style:family="paragraph" style:parent-style-name="Text_20_body" style:list-style-name="L31">
      <style:paragraph-properties fo:margin-top="0in" fo:margin-bottom="0in" style:contextual-spacing="false"/>
    </style:style>
    <style:style style:name="P28" style:family="paragraph" style:parent-style-name="Text_20_body" style:list-style-name="L32"/>
    <style:style style:name="P29" style:family="paragraph" style:parent-style-name="Text_20_body" style:list-style-name="L33"/>
    <style:style style:name="P30" style:family="paragraph" style:parent-style-name="Text_20_body" style:list-style-name="L33">
      <style:paragraph-properties fo:margin-top="0in" fo:margin-bottom="0in" style:contextual-spacing="false"/>
    </style:style>
    <style:style style:name="P31" style:family="paragraph" style:parent-style-name="Text_20_body" style:list-style-name="L34"/>
    <style:style style:name="P32" style:family="paragraph" style:parent-style-name="Text_20_body" style:list-style-name="L35"/>
    <style:style style:name="P33" style:family="paragraph" style:parent-style-name="Text_20_body" style:list-style-name="L35">
      <style:paragraph-properties fo:margin-top="0in" fo:margin-bottom="0in" style:contextual-spacing="false"/>
    </style:style>
    <style:style style:name="P34" style:family="paragraph" style:parent-style-name="Text_20_body" style:list-style-name="L36"/>
    <style:style style:name="P35" style:family="paragraph" style:parent-style-name="Text_20_body" style:list-style-name="L36">
      <style:paragraph-properties fo:margin-top="0in" fo:margin-bottom="0in" style:contextual-spacing="false"/>
    </style:style>
    <style:style style:name="P36" style:family="paragraph" style:parent-style-name="Text_20_body" style:list-style-name="L37"/>
    <style:style style:name="P37" style:family="paragraph" style:parent-style-name="Text_20_body" style:list-style-name="L37">
      <style:paragraph-properties fo:margin-top="0in" fo:margin-bottom="0in" style:contextual-spacing="false"/>
    </style:style>
    <style:style style:name="P38" style:family="paragraph" style:parent-style-name="Text_20_body" style:list-style-name="L38"/>
    <style:style style:name="P39" style:family="paragraph" style:parent-style-name="Text_20_body" style:list-style-name="L38">
      <style:paragraph-properties fo:margin-top="0in" fo:margin-bottom="0in" style:contextual-spacing="false"/>
    </style:style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earch Solutions Hub</text:p>
      <text:p text:style-name="P2"/>
      <text:p text:style-name="P3">Team Member 1</text:p>
      <text:p text:style-name="P3">Team Member 2</text:p>
      <text:p text:style-name="P3">Team Member 3</text:p>
      <text:p text:style-name="P3"/>
      <text:p text:style-name="P3">Team Member 4</text:p>
      <text:p text:style-name="P3"/>
      <text:p text:style-name="P3"><text:tab/>Project Manager</text:p>
      <text:p text:style-name="P3"/>
      <text:p text:style-name="P3"/>
      <text:p text:style-name="P6"><text:span text:style-name="Strong_20_Emphasis">Team Member 1 (Team Coordinator)</text:span>:</text:p>
      <text:list text:style-name="L1">
        <text:list-item>
          <text:p text:style-name="P5">Coordinate communication between team members.</text:p>
        </text:list-item>
        <text:list-item>
          <text:p text:style-name="P5">Organize and schedule team meetings, including setting agendas and sending out meeting invitations.</text:p>
        </text:list-item>
        <text:list-item>
          <text:p text:style-name="P4">Facilitate discussions and decision-making processes within the team.</text:p>
        </text:list-item>
      </text:list>
      <text:p text:style-name="Text_20_body"><text:span text:style-name="Strong_20_Emphasis">People 1.2 (External Liaison)</text:span>:</text:p>
      <text:list text:style-name="L2">
        <text:list-item>
          <text:p text:style-name="P8">Act as the main point of contact for external stakeholders, such as clients or project sponsors.</text:p>
        </text:list-item>
        <text:list-item>
          <text:p text:style-name="P9">Communicate project updates, progress, and deliverables to external stakeholders.</text:p>
        </text:list-item>
      </text:list>
      <text:p text:style-name="P10"><text:span text:style-name="Strong_20_Emphasis">People 1.3 (Timeline Manager)</text:span>:</text:p>
      <text:list text:style-name="L8">
        <text:list-item>
          <text:p text:style-name="P11">Develop and maintain the project timeline, including setting milestones and deadlines.</text:p>
        </text:list-item>
        <text:list-item>
          <text:p text:style-name="P11">Monitor progress against the timeline and identify any potential delays or bottlenecks.</text:p>
        </text:list-item>
        <text:list-item>
          <text:p text:style-name="P12">Adjust timelines as needed in response to changing project requirements or circumstances</text:p>
        </text:list-item>
      </text:list>
      <text:p text:style-name="P10"><text:span text:style-name="Strong_20_Emphasis">People 1.4 (Issue Resolver)</text:span>:</text:p>
      <text:list text:style-name="L18">
        <text:list-item>
          <text:p text:style-name="P14">Identify and address any issues or roadblocks that arise during the project.</text:p>
        </text:list-item>
        <text:list-item>
          <text:p text:style-name="P14">Collaborate with team members to find solutions to challenges and ensure smooth progress.</text:p>
        </text:list-item>
        <text:list-item>
          <text:p text:style-name="P13">Serve as a point of escalation for unresolved issues, seeking assistance or guidance as necessary.</text:p>
        </text:list-item>
      </text:list>
      <text:p text:style-name="Text_20_body"/>
      <text:p text:style-name="Text_20_body"/>
      <text:p text:style-name="P7">Machine Learning Roles</text:p>
      <text:p text:style-name="P7">Team Member 1</text:p>
      <text:p text:style-name="P7"/>
      <text:p text:style-name="P7"><text:span text:style-name="Strong_20_Emphasis">People 2.1 (Research Specialist)</text:span>:</text:p>
      <text:list text:style-name="L20">
        <text:list-item>
          <text:p text:style-name="P16">Research NLP algorithms and techniques suitable for the project.</text:p>
        </text:list-item>
        <text:list-item>
          <text:p text:style-name="P16">Stay updated on the latest advancements in NLP.</text:p>
        </text:list-item>
        <text:list-item>
          <text:p text:style-name="P15">Analyze existing literature and papers related to NLP models.</text:p>
        </text:list-item>
      </text:list>
      <text:p text:style-name="Text_20_body"><text:span text:style-name="Strong_20_Emphasis">People 2.2 (Data Specialist)</text:span>:</text:p>
      <text:list text:style-name="L21">
        <text:list-item>
          <text:p text:style-name="P18"><text:soft-page-break/>Collect and preprocess the dataset for training the NLP model.</text:p>
        </text:list-item>
        <text:list-item>
          <text:p text:style-name="P18">Clean and format the data to make it suitable for model training.</text:p>
        </text:list-item>
        <text:list-item>
          <text:p text:style-name="P17">Handle data augmentation and balancing if required</text:p>
        </text:list-item>
      </text:list>
      <text:p text:style-name="Text_20_body"/>
      <text:p text:style-name="P7"/>
      <text:p text:style-name="P7"><text:span text:style-name="Strong_20_Emphasis">People 2.3 (Model Specialist)</text:span>:</text:p>
      <text:list text:style-name="L23">
        <text:list-item>
          <text:p text:style-name="P20">Build the initial architecture of the NLP model using frameworks like TensorFlow or PyTorch.</text:p>
        </text:list-item>
        <text:list-item>
          <text:p text:style-name="P20">Implement the core components of the model based on the selected algorithms and techniques.</text:p>
        </text:list-item>
        <text:list-item>
          <text:p text:style-name="P19">Fine-tune the model's hyperparameters for optimal performance.</text:p>
        </text:list-item>
      </text:list>
      <text:p text:style-name="Text_20_body"><text:span text:style-name="Strong_20_Emphasis">People 2.4 (Evaluation Specialist)</text:span>:</text:p>
      <text:list text:style-name="L24">
        <text:list-item>
          <text:p text:style-name="P22">Design experiments to evaluate the performance of the NLP model.</text:p>
        </text:list-item>
        <text:list-item>
          <text:p text:style-name="P22">Conduct thorough performance analysis, including metrics such as accuracy, precision, recall, and F1-score.</text:p>
        </text:list-item>
        <text:list-item>
          <text:p text:style-name="P21">Identify areas for improvement based on the evaluation results and suggest iterations or modifications to the model</text:p>
        </text:list-item>
      </text:list>
      <text:p text:style-name="Text_20_body"/>
      <text:p text:style-name="P7"/>
      <text:p text:style-name="P23">Software engineer</text:p>
      <text:p text:style-name="P10"><text:span text:style-name="Strong_20_Emphasis">People 3.1 (Backend Developer)</text:span>:</text:p>
      <text:list text:style-name="L26">
        <text:list-item>
          <text:p text:style-name="P24">Design and develop APIs or backend services to serve the NLP model on the website.</text:p>
        </text:list-item>
        <text:list-item>
          <text:p text:style-name="P24">Implement the server-side logic required to handle search queries and interact with the NLP model.</text:p>
        </text:list-item>
        <text:list-item>
          <text:p text:style-name="P25">Ensure the scalability, reliability, and security of the backend infrastructure.</text:p>
        </text:list-item>
      </text:list>
      <text:p text:style-name="Text_20_body"/>
      <text:p text:style-name="P10"/>
      <text:p text:style-name="P23">People 2 Frontend dev</text:p>
      <text:list text:style-name="L31">
        <text:list-item>
          <text:p text:style-name="P27">Implement frontend components to display search results and enable user interaction on the website.</text:p>
        </text:list-item>
        <text:list-item>
          <text:p text:style-name="P27">Design and develop user interfaces that are intuitive and responsive across different devices and screen sizes.</text:p>
        </text:list-item>
        <text:list-item>
          <text:p text:style-name="P26">Collaborate with the design team to ensure a consistent and visually appealing user experience.</text:p>
        </text:list-item>
      </text:list>
      <text:p text:style-name="Text_20_body"/>
      <text:p text:style-name="Text_20_body"/>
      <text:list text:style-name="L32">
        <text:list-item>
          <text:p text:style-name="P28"><text:span text:style-name="Strong_20_Emphasis">People 3.3 (Compatibility Specialist)</text:span>:</text:p>
        </text:list-item>
      </text:list>
      <text:list text:style-name="L33">
        <text:list-item>
          <text:p text:style-name="P30"><text:soft-page-break/>Test the website across different browsers and devices to ensure compatibility and responsiveness.</text:p>
        </text:list-item>
        <text:list-item>
          <text:p text:style-name="P30">Identify and fix any layout or functionality issues that arise on specific browsers or devices.</text:p>
        </text:list-item>
        <text:list-item>
          <text:p text:style-name="P29">Optimize the website's performance for various platforms and network conditions.</text:p>
        </text:list-item>
      </text:list>
      <text:p text:style-name="Text_20_body"/>
      <text:p text:style-name="Text_20_body"/>
      <text:list text:style-name="L34">
        <text:list-item>
          <text:p text:style-name="P31"><text:span text:style-name="Strong_20_Emphasis">People 3.4 (Integration Expert)</text:span>:</text:p>
        </text:list-item>
      </text:list>
      <text:list text:style-name="L35">
        <text:list-item>
          <text:p text:style-name="P33">Collaborate closely with People 2 (Machine Learning Engineer) to integrate the NLP model seamlessly into the website architecture.</text:p>
        </text:list-item>
        <text:list-item>
          <text:p text:style-name="P33">Ensure proper communication and data exchange between the frontend, backend, and NLP model components.</text:p>
        </text:list-item>
        <text:list-item>
          <text:p text:style-name="P32">Troubleshoot and resolve any integration issues that arise during the development process.</text:p>
        </text:list-item>
      </text:list>
      <text:p text:style-name="Text_20_body"/>
      <text:p text:style-name="Text_20_body"/>
      <text:p text:style-name="P10"/>
      <text:p text:style-name="P23">Mobile app</text:p>
      <text:p text:style-name="Text_20_body"/>
      <text:p text:style-name="P6"><text:span text:style-name="Strong_20_Emphasis">People 4.1 (Backend Developer)</text:span>:</text:p>
      <text:list text:style-name="L36">
        <text:list-item>
          <text:list>
            <text:list-item>
              <text:p text:style-name="P35">Develop APIs or backend services similar to the website for serving the NLP model on the mobile app.</text:p>
            </text:list-item>
            <text:list-item>
              <text:p text:style-name="P35">Implement the server-side logic required to communicate with the NLP model and handle search queries from the mobile app.</text:p>
            </text:list-item>
            <text:list-item>
              <text:p text:style-name="P35">Ensure the scalability, security, and reliability of the backend services for the mobile app.</text:p>
            </text:list-item>
          </text:list>
        </text:list-item>
        <text:list-item>
          <text:p text:style-name="P34"><text:span text:style-name="Strong_20_Emphasis">People 4.2 (UI/UX Designer)</text:span>:</text:p>
          <text:list>
            <text:list-item>
              <text:p text:style-name="P35">Design and implement user interfaces for search functionality within the mobile app.</text:p>
            </text:list-item>
            <text:list-item>
              <text:p text:style-name="P35">Create intuitive and visually appealing UI designs that enhance the user experience.</text:p>
            </text:list-item>
            <text:list-item>
              <text:p text:style-name="P35">Collaborate with the frontend developer to ensure consistency in design and user interaction across platforms.</text:p>
            </text:list-item>
          </text:list>
        </text:list-item>
        <text:list-item>
          <text:p text:style-name="P34"><text:span text:style-name="Strong_20_Emphasis">People 4.3 (Performance Optimizer)</text:span>:</text:p>
          <text:list>
            <text:list-item>
              <text:p text:style-name="P35">Optimize the performance of the mobile app to ensure a smooth user experience on various platforms, including iOS and Android.</text:p>
            </text:list-item>
            <text:list-item>
              <text:p text:style-name="P35">Identify and address performance bottlenecks, such as slow loading times or high resource usage.</text:p>
            </text:list-item>
            <text:list-item>
              <text:p text:style-name="P35">Conduct thorough testing on different devices and network conditions to ensure optimal performance.</text:p>
            </text:list-item>
          </text:list>
        </text:list-item>
        <text:list-item>
          <text:p text:style-name="P34"><text:span text:style-name="Strong_20_Emphasis">People 4.4 (Integration Coordinator)</text:span>:</text:p>
          <text:list>
            <text:list-item>
              <text:p text:style-name="P35">Coordinate with People 2 (Machine Learning Engineer) and People 3 (Software Engineer - Website) to ensure consistency across platforms and features.</text:p>
            </text:list-item>
            <text:list-item>
              <text:p text:style-name="P35"><text:soft-page-break/>Facilitate communication and collaboration between the mobile app development team and other project teams.</text:p>
            </text:list-item>
            <text:list-item>
              <text:p text:style-name="P34">Ensure that the mobile app integrates seamlessly with the NLP model and backend services developed by other team members.</text:p>
            </text:list-item>
          </text:list>
        </text:list-item>
      </text:list>
      <text:p text:style-name="Text_20_body">By distributing the tasks in this manner, each individual can focus on their area of expertise while ensuring effective coordination and collaboration to deliver a high-quality mobile app with integrated NLP search functionality.</text:p>
      <text:p text:style-name="P3"/>
      <text:p text:style-name="P3"/>
      <text:p text:style-name="P6">Sure, here's a step-by-step guide to completing the entire project:</text:p>
      <text:list text:style-name="L37">
        <text:list-item>
          <text:p text:style-name="P36"><text:span text:style-name="Strong_20_Emphasis">Project Initiation</text:span>:</text:p>
          <text:list>
            <text:list-item>
              <text:p text:style-name="P37">Define the project scope, objectives, and deliverables.</text:p>
            </text:list-item>
            <text:list-item>
              <text:p text:style-name="P37">Allocate resources, including team members and budget.</text:p>
            </text:list-item>
            <text:list-item>
              <text:p text:style-name="P37">Set up communication channels and establish regular team meetings.</text:p>
            </text:list-item>
          </text:list>
        </text:list-item>
        <text:list-item>
          <text:p text:style-name="P36"><text:span text:style-name="Strong_20_Emphasis">Research Phase</text:span>:</text:p>
          <text:list>
            <text:list-item>
              <text:p text:style-name="P37">Conduct research on NLP algorithms and techniques suitable for the project.</text:p>
            </text:list-item>
            <text:list-item>
              <text:p text:style-name="P37">Analyze existing literature and papers related to NLP models and AI integration methods.</text:p>
            </text:list-item>
            <text:list-item>
              <text:p text:style-name="P37">Investigate user search behavior and preferences to inform the design of the NLP model and search functionality.</text:p>
            </text:list-item>
          </text:list>
        </text:list-item>
        <text:list-item>
          <text:p text:style-name="P36"><text:span text:style-name="Strong_20_Emphasis">Data Collection and Preprocessing</text:span>:</text:p>
          <text:list>
            <text:list-item>
              <text:p text:style-name="P37">Gather a dataset of tools, descriptions, and tags for training the NLP model.</text:p>
            </text:list-item>
            <text:list-item>
              <text:p text:style-name="P37">Preprocess the dataset by cleaning, formatting, and possibly augmenting the data to make it suitable for model training.</text:p>
            </text:list-item>
          </text:list>
        </text:list-item>
        <text:list-item>
          <text:p text:style-name="P36"><text:span text:style-name="Strong_20_Emphasis">Machine Learning Development</text:span>:</text:p>
          <text:list>
            <text:list-item>
              <text:p text:style-name="P37">Develop the NLP model using frameworks like TensorFlow or PyTorch.</text:p>
            </text:list-item>
            <text:list-item>
              <text:p text:style-name="P37">Build the initial architecture of the model and implement core components based on selected algorithms and techniques.</text:p>
            </text:list-item>
            <text:list-item>
              <text:p text:style-name="P37">Fine-tune the model's hyperparameters and train it using the preprocessed dataset.</text:p>
            </text:list-item>
          </text:list>
        </text:list-item>
        <text:list-item>
          <text:p text:style-name="P36"><text:span text:style-name="Strong_20_Emphasis">Model Evaluation and Iteration</text:span>:</text:p>
          <text:list>
            <text:list-item>
              <text:p text:style-name="P37">Design experiments to evaluate the performance of the NLP model.</text:p>
            </text:list-item>
            <text:list-item>
              <text:p text:style-name="P37">Conduct thorough performance analysis using metrics such as accuracy, precision, recall, and F1-score.</text:p>
            </text:list-item>
            <text:list-item>
              <text:p text:style-name="P37">Identify areas for improvement based on the evaluation results and iterate on the model as needed.</text:p>
            </text:list-item>
          </text:list>
        </text:list-item>
        <text:list-item>
          <text:p text:style-name="P36"><text:span text:style-name="Strong_20_Emphasis">Website Development</text:span>:</text:p>
          <text:list>
            <text:list-item>
              <text:p text:style-name="P37">Design and develop APIs or backend services to serve the NLP model on the website.</text:p>
            </text:list-item>
            <text:list-item>
              <text:p text:style-name="P37">Implement frontend components to display search results and interact with users on the website.</text:p>
            </text:list-item>
            <text:list-item>
              <text:p text:style-name="P37">Ensure compatibility and responsiveness across different browsers and devices for the website.</text:p>
            </text:list-item>
            <text:list-item>
              <text:p text:style-name="P37"><text:soft-page-break/>Collaborate with the ML engineer to integrate the NLP model seamlessly into the website architecture.</text:p>
            </text:list-item>
          </text:list>
        </text:list-item>
        <text:list-item>
          <text:p text:style-name="P36"><text:span text:style-name="Strong_20_Emphasis">Mobile App Development</text:span>:</text:p>
          <text:list>
            <text:list-item>
              <text:p text:style-name="P37">Develop APIs or backend services similar to the website for serving the NLP model on the mobile app.</text:p>
            </text:list-item>
            <text:list-item>
              <text:p text:style-name="P37">Implement user interfaces and interactions for search functionality within the mobile app.</text:p>
            </text:list-item>
            <text:list-item>
              <text:p text:style-name="P37">Optimize performance and ensure a smooth user experience on various mobile platforms (iOS, Android).</text:p>
            </text:list-item>
            <text:list-item>
              <text:p text:style-name="P37">Coordinate with the ML engineer and website developer to ensure consistency across platforms and features.</text:p>
            </text:list-item>
          </text:list>
        </text:list-item>
        <text:list-item>
          <text:p text:style-name="P36"><text:span text:style-name="Strong_20_Emphasis">Integration and Testing</text:span>:</text:p>
          <text:list>
            <text:list-item>
              <text:p text:style-name="P37">Integrate the NLP model, backend services, and frontend components into the website and mobile app.</text:p>
            </text:list-item>
            <text:list-item>
              <text:p text:style-name="P37">Conduct thorough testing for functionality, performance, and usability across different platforms and devices.</text:p>
            </text:list-item>
            <text:list-item>
              <text:p text:style-name="P37">Identify and resolve any issues or bugs that arise during testing.</text:p>
            </text:list-item>
          </text:list>
        </text:list-item>
        <text:list-item>
          <text:p text:style-name="P36"><text:span text:style-name="Strong_20_Emphasis">Deployment and Launch</text:span>:</text:p>
          <text:list>
            <text:list-item>
              <text:p text:style-name="P37">Deploy the integrated solution to production environments for the website and mobile app.</text:p>
            </text:list-item>
            <text:list-item>
              <text:p text:style-name="P37">Monitor performance and user feedback after launch, and make any necessary adjustments or improvements.</text:p>
            </text:list-item>
          </text:list>
        </text:list-item>
        <text:list-item>
          <text:p text:style-name="P36"><text:span text:style-name="Strong_20_Emphasis">Documentation and Support</text:span>:</text:p>
        </text:list-item>
      </text:list>
      <text:list text:style-name="L38">
        <text:list-item>
          <text:p text:style-name="P39">Document the project, including the architecture, implementation details, and user guides.</text:p>
        </text:list-item>
        <text:list-item>
          <text:p text:style-name="P38">Provide support and training for stakeholders and end-users as needed.</text:p>
        </text:list-item>
      </text:list>
      <text:list text:style-name="L39">
        <text:list-item>
          <text:p text:style-name="P40"><text:span text:style-name="Strong_20_Emphasis">Maintenance and Updates</text:span>:</text:p>
        </text:list-item>
      </text:list>
      <text:list text:style-name="L40">
        <text:list-item>
          <text:p text:style-name="P42">Maintain and update the project as necessary to address bugs, add new features, or improve performance.</text:p>
        </text:list-item>
        <text:list-item>
          <text:p text:style-name="P41">Stay informed about advancements in NLP, AI, and related fields to incorporate new techniques or technologies into the project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1:16:46.033533647</meta:creation-date>
    <dc:date>2024-05-07T01:34:22.256300760</dc:date>
    <meta:editing-duration>PT5M30S</meta:editing-duration>
    <meta:editing-cycles>1</meta:editing-cycles>
    <meta:document-statistic meta:table-count="0" meta:image-count="0" meta:object-count="0" meta:page-count="5" meta:paragraph-count="117" meta:word-count="1283" meta:character-count="8370" meta:non-whitespace-character-count="7297"/>
    <meta:generator>LibreOffice/24.2.2.2$Linux_X86_64 LibreOffice_project/420$Build-2</meta:generator>
  </office:meta>
</office:document-meta>
</file>